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attingAverage</mi>
      <mo stretchy="false">=</mo>
      <mfrac>
        <mi mathvariant="italic">RunsScored</mi>
        <mrow>
          <mi mathvariant="italic">InningsPlayed</mi>
          <mo stretchy="false">−</mo>
          <mi mathvariant="italic">NotOuts</mi>
        </mrow>
      </mfrac>
    </mrow>
    <annotation encoding="StarMath 5.0">BattingAverage={RunsScored} over {InningsPlayed - NotOuts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9:58:34.298942069</meta:creation-date>
    <dc:date>2019-10-17T11:45:32.815927135</dc:date>
    <meta:editing-duration>PT4M24S</meta:editing-duration>
    <meta:editing-cycles>3</meta:editing-cycles>
    <meta:generator>LibreOffice/6.0.7.3$Linux_X86_64 LibreOffice_project/00m0$Build-3</meta:generator>
  </office:meta>
</office:document-meta>
</file>